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0fd85" officeooo:paragraph-rsid="0010fd85"/>
    </style:style>
    <style:style style:name="P2" style:family="paragraph" style:parent-style-name="Standard" style:list-style-name="L1">
      <style:text-properties officeooo:rsid="0010fd85" officeooo:paragraph-rsid="0010fd85"/>
    </style:style>
    <style:style style:name="P3" style:family="paragraph" style:parent-style-name="Standard" style:list-style-name="L1">
      <style:text-properties officeooo:rsid="0013f966" officeooo:paragraph-rsid="0013f966"/>
    </style:style>
    <style:style style:name="P4" style:family="paragraph" style:parent-style-name="Standard">
      <style:text-properties officeooo:rsid="001cb647" officeooo:paragraph-rsid="001cb647"/>
    </style:style>
    <style:style style:name="P5" style:family="paragraph" style:parent-style-name="Standard">
      <style:text-properties officeooo:rsid="0014c487" officeooo:paragraph-rsid="0014c487"/>
    </style:style>
    <style:style style:name="P6" style:family="paragraph" style:parent-style-name="Standard" style:list-style-name="L2">
      <style:text-properties officeooo:rsid="0014c487" officeooo:paragraph-rsid="0014c487"/>
    </style:style>
    <style:style style:name="P7" style:family="paragraph" style:parent-style-name="Standard">
      <style:text-properties officeooo:rsid="00182c3b" officeooo:paragraph-rsid="00182c3b"/>
    </style:style>
    <style:style style:name="P8" style:family="paragraph" style:parent-style-name="Standard" style:list-style-name="L3">
      <style:text-properties officeooo:rsid="00182c3b" officeooo:paragraph-rsid="00182c3b"/>
    </style:style>
    <style:style style:name="P9" style:family="paragraph" style:parent-style-name="Standard">
      <style:paragraph-properties fo:break-before="page"/>
      <style:text-properties officeooo:rsid="00199a9d" officeooo:paragraph-rsid="00199a9d"/>
    </style:style>
    <style:style style:name="P10" style:family="paragraph" style:parent-style-name="Standard">
      <style:text-properties officeooo:rsid="00199a9d" officeooo:paragraph-rsid="00199a9d"/>
    </style:style>
    <style:style style:name="P11" style:family="paragraph" style:parent-style-name="Standard" style:list-style-name="L4">
      <style:text-properties officeooo:rsid="00199a9d" officeooo:paragraph-rsid="00199a9d"/>
    </style:style>
    <style:style style:name="P12" style:family="paragraph" style:parent-style-name="Standard">
      <style:text-properties officeooo:rsid="001a1679" officeooo:paragraph-rsid="001a1679"/>
    </style:style>
    <style:style style:name="P13" style:family="paragraph" style:parent-style-name="Standard" style:list-style-name="L5">
      <style:text-properties officeooo:rsid="001a1679" officeooo:paragraph-rsid="001a1679"/>
    </style:style>
    <style:style style:name="P14" style:family="paragraph" style:parent-style-name="Standard">
      <style:text-properties officeooo:rsid="001ac91c" officeooo:paragraph-rsid="001ac91c"/>
    </style:style>
    <style:style style:name="P15" style:family="paragraph" style:parent-style-name="Standard" style:list-style-name="L6">
      <style:text-properties officeooo:rsid="001ac91c" officeooo:paragraph-rsid="001ac91c"/>
    </style:style>
    <style:style style:name="T1" style:family="text">
      <style:text-properties officeooo:rsid="0014c487"/>
    </style:style>
    <style:style style:name="T2" style:family="text">
      <style:text-properties officeooo:rsid="0013f96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siness_management</text:p>
      <text:p text:style-name="P1"/>
      <text:list text:style-name="L1">
        <text:list-item>
          <text:p text:style-name="P2">Creator starts Instagram connection in Cloutgrid</text:p>
        </text:list-item>
        <text:list-item>
          <text:p text:style-name="P3">Prompt the user to select the business account which has control over their facebook page</text:p>
        </text:list-item>
        <text:list-item>
          <text:p text:style-name="P2">Grant permissions needed to discover the Page and read Instagram analytics</text:p>
        </text:list-item>
        <text:list-item>
          <text:p text:style-name="P2">Backend calls GET /me/accounts (uses pages_show_list + business_management <text:span text:style-name="T1">(a dependency to pages_show_list)</text:span>) and GET /{page_id}?fields=instagram_business_account to obtain ig_user_id</text:p>
        </text:list-item>
        <text:list-item>
          <text:p text:style-name="P2">Use business_management (dependency) to list managed Pages and locate the linked Instagram account</text:p>
        </text:list-item>
        <text:list-item>
          <text:p text:style-name="P2">Creator profile now shows IG username, follower count, media count, and an insights panel (reach, impressions, profile views, engagement)</text:p>
        </text:list-item>
        <text:list-item>
          <text:p text:style-name="P2">With ig_user_id, Cloutgrid reads <text:span text:style-name="T2">instagram</text:span> profile &amp; insights via <text:span text:style-name="T2">Facebook</text:span> Graph API</text:p>
        </text:list-item>
        <text:list-item>
          <text:p text:style-name="P2">Cloutgrid does not access Ads APIs or ads performance data. business_management is used only for Page discovery to reach the linked IG account</text:p>
        </text:list-item>
        <text:list-item>
          <text:p text:style-name="P2">Connection complete; analytics displayed for businesses to evaluate creators</text:p>
        </text:list-item>
      </text:list>
      <text:p text:style-name="P1"/>
      <text:p text:style-name="P4"/>
      <text:p text:style-name="P1"/>
      <text:p text:style-name="P1"/>
      <text:p text:style-name="P5">pages_show_list</text:p>
      <text:p text:style-name="P5"/>
      <text:list text:style-name="L2">
        <text:list-item>
          <text:p text:style-name="P6">Creator initiates Instagram connection</text:p>
        </text:list-item>
        <text:list-item>
          <text:p text:style-name="P6">User grants Cloutgrid access to see which Pages they manage</text:p>
        </text:list-item>
        <text:list-item>
          <text:p text:style-name="P6">This uses <text:span text:style-name="Source_20_Text">GET /me/accounts</text:span> with <text:span text:style-name="Source_20_Text">pages_show_list</text:span> to return Pages the user manages</text:p>
        </text:list-item>
        <text:list-item>
          <text:p text:style-name="P6">Cloutgrid uses <text:span text:style-name="Source_20_Text">pages_show_list</text:span> to verify the Pages managed by the creator</text:p>
        </text:list-item>
        <text:list-item>
          <text:p text:style-name="P6">Once the linked Page is identified, Cloutgrid fetches the connected Instagram account and shows verified analytics</text:p>
        </text:list-item>
        <text:list-item>
          <text:p text:style-name="P6">Pages are used only to confirm ownership and locate the connected Instagram account</text:p>
        </text:list-item>
      </text:list>
      <text:p text:style-name="P5"/>
      <text:p text:style-name="P5"/>
      <text:p text:style-name="P5"/>
      <text:p text:style-name="P5"/>
      <text:p text:style-name="P7">instagram_basic</text:p>
      <text:p text:style-name="P7"/>
      <text:list text:style-name="L3">
        <text:list-item>
          <text:p text:style-name="P8">Creator starts Instagram connection in Cloutgrid</text:p>
        </text:list-item>
        <text:list-item>
          <text:p text:style-name="P8">Grant permissions to read Instagram profile info and media metadata</text:p>
        </text:list-item>
        <text:list-item>
          <text:p text:style-name="P8">Cloutgrid uses pages_show_list to list Pages, then resolves the linked Instagram Professional account</text:p>
        </text:list-item>
        <text:list-item>
          <text:p text:style-name="P8">instagram_basic provides the Professional profile fields shown on the creator’s profile card</text:p>
        </text:list-item>
        <text:list-item>
          <text:p text:style-name="P8">instagram_basic provides read-only media metadata used for the content gallery</text:p>
        </text:list-item>
        <text:list-item>
          <text:p text:style-name="P8">Profile + media now visible on Cloutgrid</text:p>
        </text:list-item>
      </text:list>
      <text:p text:style-name="P9">pages_read_engagement</text:p>
      <text:p text:style-name="P10"/>
      <text:list text:style-name="L4">
        <text:list-item>
          <text:p text:style-name="P11">Creator starts Instagram connection</text:p>
        </text:list-item>
        <text:list-item>
          <text:p text:style-name="P11">User grants access to verify their managed Pages and linked Instagram account</text:p>
        </text:list-item>
        <text:list-item>
          <text:p text:style-name="P11">This uses <text:span text:style-name="Source_20_Text">GET /{page_id}?fields=instagram_business_account</text:span> (requires <text:span text:style-name="Source_20_Text">pages_read_engagement</text:span>)</text:p>
        </text:list-item>
        <text:list-item>
          <text:p text:style-name="P11">Cloutgrid checks the creator’s Page metadata to locate the connected Instagram Professional account</text:p>
        </text:list-item>
        <text:list-item>
          <text:p text:style-name="P11">pages_read_engagement used only for Page→Instagram linkage, not for Page posts or followers</text:p>
        </text:list-item>
      </text:list>
      <text:p text:style-name="P10"/>
      <text:p text:style-name="P10"/>
      <text:p text:style-name="P10"/>
      <text:p text:style-name="P10"/>
      <text:p text:style-name="P12">read_insights</text:p>
      <text:p text:style-name="P12"/>
      <text:list text:style-name="L5">
        <text:list-item>
          <text:p text:style-name="P13">Creator connects their Facebook Page (linked to Instagram) in Cloutgrid</text:p>
        </text:list-item>
        <text:list-item>
          <text:p text:style-name="P13">User grants permission to read Page insights for their own Page</text:p>
        </text:list-item>
        <text:list-item>
          <text:p text:style-name="P13">Cloutgrid identifies the creator’s managed Page that links to their Instagram account</text:p>
        </text:list-item>
        <text:list-item>
          <text:p text:style-name="P13">Cloutgrid calls <text:span text:style-name="Source_20_Text">/{page_id}/insights</text:span> to display allowed organic Page metrics</text:p>
        </text:list-item>
        <text:list-item>
          <text:p text:style-name="P13">Page insights are shown for context; Instagram analytics remain the primary view</text:p>
        </text:list-item>
      </text:list>
      <text:p text:style-name="P12"/>
      <text:p text:style-name="P12"/>
      <text:p text:style-name="P12"/>
      <text:p text:style-name="P12"/>
      <text:p text:style-name="P14">instagram_manage_insights</text:p>
      <text:p text:style-name="P14"/>
      <text:list text:style-name="L6">
        <text:list-item>
          <text:p text:style-name="P15">Creator starts Instagram connection in Cloutgrid</text:p>
        </text:list-item>
        <text:list-item>
          <text:p text:style-name="P15">User grants permission to read Instagram Professional insights</text:p>
        </text:list-item>
        <text:list-item>
          <text:p text:style-name="P15">Cloutgrid discovers the Page and resolves the linked Instagram Professional account</text:p>
        </text:list-item>
        <text:list-item>
          <text:p text:style-name="P15">Account insights retrieved with instagram_manage_insights</text:p>
        </text:list-item>
        <text:list-item>
          <text:p text:style-name="P15">Per-post performance, including video views for video conte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1T03:29:49.245497000</meta:creation-date>
    <dc:date>2025-09-11T10:17:34.693106000</dc:date>
    <meta:editing-duration>PT5H42M53S</meta:editing-duration>
    <meta:editing-cycles>7</meta:editing-cycles>
    <meta:generator>LibreOffice/25.2.3.2$MacOSX_AARCH64 LibreOffice_project/bbb074479178df812d175f709636b368952c2ce3</meta:generator>
    <meta:document-statistic meta:table-count="0" meta:image-count="0" meta:object-count="0" meta:page-count="2" meta:paragraph-count="42" meta:word-count="431" meta:character-count="3026" meta:non-whitespace-character-count="2673"/>
  </office:meta>
</office:document-meta>
</file>